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22ffe" officeooo:paragraph-rsid="00322ffe"/>
    </style:style>
    <style:style style:name="P2" style:family="paragraph" style:parent-style-name="Standard">
      <style:text-properties officeooo:rsid="003339be" officeooo:paragraph-rsid="003339be"/>
    </style:style>
    <style:style style:name="T1" style:family="text">
      <style:text-properties officeooo:rsid="003339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tating</text:p>
      <text:p text:style-name="P1"/>
      <text:p text:style-name="P1">Hello, in this video we will be talking about rotating. Lets just right in and look at the function signature</text:p>
      <text:p text:style-name="P1"/>
      <text:p text:style-name="P1">This is the function signature for rotate. It takes in a first, new first, and last iterator. </text:p>
      <text:p text:style-name="P1"/>
      <text:p text:style-name="P1">Std::rotate performs a left rotate on a range of elements, specifically it shifts the elements such that n_first is the new first element, and everything before it is appended to the end of the range in the same order. To do a right rotate, you can use the rbegin and rend functions.</text:p>
      <text:p text:style-name="P1"/>
      <text:p text:style-name="P1">We don’t have to modify our original data set if we don’t want to, we can call rotate_copy instead. <text:span text:style-name="T1">Here is the signature</text:span></text:p>
      <text:p text:style-name="P1"/>
      <text:p text:style-name="P1"><text:s/><text:span text:style-name="T1">std::rotate_copy works just like std::rotate, except the rotation is not made in place, but instead made to a copy of the original data. Lets take a look at some code. </text:span></text:p>
      <text:p text:style-name="P1"/>
      <text:p text:style-name="P2">&lt;rotate.cpp&gt;</text:p>
      <text:p text:style-name="P2"/>
      <text:p text:style-name="P2">in the next video we will be looking at randomization. Thank you for watch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21:23:55.652530357</meta:creation-date>
    <dc:date>2019-03-22T08:42:38.936867621</dc:date>
    <meta:editing-duration>P2DT23H28M13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58" meta:character-count="873" meta:non-whitespace-character-count="720"/>
  </office:meta>
</office:document-meta>
</file>